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82cm"/>
    </style:style>
    <style:style style:name="co3" style:family="table-column">
      <style:table-column-properties fo:break-before="auto" style:column-width="7.488cm"/>
    </style:style>
    <style:style style:name="co4" style:family="table-column">
      <style:table-column-properties fo:break-before="auto" style:column-width="12.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49" table:default-cell-style-name="Default"/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Brisbane_librarie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brary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Opening Hours</text:p>
          </table:table-cell>
          <table:table-cell office:value-type="string" calcext:value-type="string">
            <text:p>Wifi Hotspot</text:p>
          </table:table-cell>
          <table:table-cell office:value-type="string" calcext:value-type="string">
            <text:p>Internet Access</text:p>
          </table:table-cell>
          <table:table-cell office:value-type="string" calcext:value-type="string">
            <text:p>Photocopying</text:p>
          </table:table-cell>
          <table:table-cell office:value-type="string" calcext:value-type="string">
            <text:p>Word Processing</text:p>
          </table:table-cell>
          <table:table-cell office:value-type="string" calcext:value-type="string">
            <text:p>Toilets</text:p>
          </table:table-cell>
          <table:table-cell office:value-type="string" calcext:value-type="string">
            <text:p>Wheelchair Access</text:p>
          </table:table-cell>
          <table:table-cell office:value-type="string" calcext:value-type="string">
            <text:p>Guide Dog Accessible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edometers</text:p>
          </table:table-cell>
          <table:table-cell office:value-type="string" calcext:value-type="string">
            <text:p>After Hours Book Return Chu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erley</text:p>
          </table:table-cell>
          <table:table-cell office:value-type="string" calcext:value-type="string">
            <text:p>450 Ipswich Road</text:p>
          </table:table-cell>
          <table:table-cell office:value-type="string" calcext:value-type="string">
            <text:p>Annerley, 4103</text:p>
          </table:table-cell>
          <table:table-cell office:value-type="string" calcext:value-type="string">
            <text:p>10:00 - 5:00 - Mon, Tues, Fri; 9:00 - 1:00 - Sat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Under Library Wheelchair Accessibl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Street, off street &amp; shopping centre</text:p>
          </table:table-cell>
          <table:table-cell office:value-type="string" calcext:value-type="string">
            <text:p>Pedometers can be borrowed from the collection.</text:p>
          </table:table-cell>
          <table:table-cell office:value-type="string" calcext:value-type="string">
            <text:p>Open outside of library opening hours</text:p>
          </table:table-cell>
          <table:table-cell office:value-type="float" office:value="-27.50942285" calcext:value-type="float">
            <text:p>-27.50942285</text:p>
          </table:table-cell>
          <table:table-cell office:value-type="float" office:value="153.0333218" calcext:value-type="float">
            <text:p>153.0333218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grove</text:p>
          </table:table-cell>
          <table:table-cell office:value-type="string" calcext:value-type="string">
            <text:p>87 Amarina Avenue</text:p>
          </table:table-cell>
          <table:table-cell office:value-type="string" calcext:value-type="string">
            <text:p>Ashgrove, 4060</text:p>
          </table:table-cell>
          <table:table-cell office:value-type="string" calcext:value-type="string">
            <text:p>10:00 - 6:00 - Mon, Wed, Fri; 10:00 - 8:00 - Tues &amp; Thurs; 9:00 - 2:00 - Sat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In Library Wheel Chair Accessibl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Street, off street &amp; disabled</text:p>
          </table:table-cell>
          <table:table-cell office:value-type="string" calcext:value-type="string">
            <text:p>Pedometers can be borrowed from the collection.</text:p>
          </table:table-cell>
          <table:table-cell office:value-type="string" calcext:value-type="string">
            <text:p>Open outside of library opening hours</text:p>
          </table:table-cell>
          <table:table-cell office:value-type="float" office:value="-27.44394629" calcext:value-type="float">
            <text:p>-27.44394629</text:p>
          </table:table-cell>
          <table:table-cell office:value-type="float" office:value="152.9870981" calcext:value-type="float">
            <text:p>152.9870981</text:p>
          </table:table-cell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yo</text:p>
          </table:table-cell>
          <table:table-cell office:value-type="string" calcext:value-type="string">
            <text:p>284 St. Vincents Road</text:p>
          </table:table-cell>
          <table:table-cell office:value-type="string" calcext:value-type="string">
            <text:p>Banyo, 4014</text:p>
          </table:table-cell>
          <table:table-cell office:value-type="string" calcext:value-type="string">
            <text:p>Midday - 6:00 - Tues; 10:00 - 5:00 - Wed; 10:00 - 6:00 - Thurs; Midday - 5:00 - Fri; 9:00 - Midday - Sat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ear library in the same build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n street, off street, and shopping centre</text:p>
          </table:table-cell>
          <table:table-cell office:value-type="string" calcext:value-type="string">
            <text:p>Pedometers can be borrowed from the collection.</text:p>
          </table:table-cell>
          <table:table-cell office:value-type="string" calcext:value-type="string">
            <text:p>Open outside of library opening hours</text:p>
          </table:table-cell>
          <table:table-cell office:value-type="float" office:value="-27.37396641" calcext:value-type="float">
            <text:p>-27.37396641</text:p>
          </table:table-cell>
          <table:table-cell office:value-type="float" office:value="153.0783234" calcext:value-type="float">
            <text:p>153.0783234</text:p>
          </table:table-cell>
          <table:table-cell table:number-columns-repeated="32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Victorian_public_librarie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visible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uburbname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hon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lbert Park</text:p>
          </table:table-cell>
          <table:table-cell office:value-type="string" calcext:value-type="string">
            <text:p>319 Montague Street</text:p>
          </table:table-cell>
          <table:table-cell office:value-type="string" calcext:value-type="string">
            <text:p>Albert Park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9209 66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lexandra</text:p>
          </table:table-cell>
          <table:table-cell office:value-type="string" calcext:value-type="string">
            <text:p>Grant Street</text:p>
          </table:table-cell>
          <table:table-cell office:value-type="string" calcext:value-type="string">
            <text:p>Alexandra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5772 03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ltona</text:p>
          </table:table-cell>
          <table:table-cell office:value-type="string" calcext:value-type="string">
            <text:p>123 Queen Street</text:p>
          </table:table-cell>
          <table:table-cell office:value-type="string" calcext:value-type="string">
            <text:p>Altona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9932 133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ltona Meadows</text:p>
          </table:table-cell>
          <table:table-cell office:value-type="string" calcext:value-type="string">
            <text:p>2 Newham Way (entry via Merton St)</text:p>
          </table:table-cell>
          <table:table-cell office:value-type="string" calcext:value-type="string">
            <text:p>Altona Meadows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9932 3020</text:p>
          </table:table-cell>
          <table:table-cell table:number-columns-repeated="43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string" calcext:value-type="string">
            <text:p>Queensland Public Librarie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<text:tab/><text:tab/>Branch Name</text:p>
          </table:table-cell>
          <table:table-cell office:value-type="string" calcext:value-type="string">
            <text:p>Branch Type</text:p>
          </table:table-cell>
          <table:table-cell office:value-type="string" calcext:value-type="string">
            <text:p>Name of Library Service</text:p>
          </table:table-cell>
          <table:table-cell office:value-type="string" calcext:value-type="string">
            <text:p>Library Service Type</text:p>
          </table:table-cell>
          <table:table-cell office:value-type="string" calcext:value-type="string">
            <text:p>WiFi Availability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AddressLocality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Postal Address Line 1</text:p>
          </table:table-cell>
          <table:table-cell office:value-type="string" calcext:value-type="string">
            <text:p>Postal Address Line 2</text:p>
          </table:table-cell>
          <table:table-cell office:value-type="string" calcext:value-type="string">
            <text:p>Postal Address Locality</text:p>
          </table:table-cell>
          <table:table-cell office:value-type="string" calcext:value-type="string">
            <text:p>Postal Address Postcode</text:p>
          </table:table-cell>
          <table:table-cell office:value-type="string" calcext:value-type="string">
            <text:p>ILL Address Line 1</text:p>
          </table:table-cell>
          <table:table-cell office:value-type="string" calcext:value-type="string">
            <text:p>ILL Address Line 2</text:p>
          </table:table-cell>
          <table:table-cell office:value-type="string" calcext:value-type="string">
            <text:p>ILL Address Line 3</text:p>
          </table:table-cell>
          <table:table-cell office:value-type="string" calcext:value-type="string">
            <text:p>ILL Address Line 4</text:p>
          </table:table-cell>
          <table:table-cell office:value-type="string" calcext:value-type="string">
            <text:p>ILL Address Locality</text:p>
          </table:table-cell>
          <table:table-cell office:value-type="string" calcext:value-type="string">
            <text:p>ILL Address Post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After Hours Phone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Opening Hours Monday</text:p>
          </table:table-cell>
          <table:table-cell office:value-type="string" calcext:value-type="string">
            <text:p>Opening Hours Tursday</text:p>
          </table:table-cell>
          <table:table-cell office:value-type="string" calcext:value-type="string">
            <text:p>Opening Hours Wednesday</text:p>
          </table:table-cell>
          <table:table-cell office:value-type="string" calcext:value-type="string">
            <text:p>Opening Hours Thursday</text:p>
          </table:table-cell>
          <table:table-cell office:value-type="string" calcext:value-type="string">
            <text:p>Opening Hours Friday</text:p>
          </table:table-cell>
          <table:table-cell office:value-type="string" calcext:value-type="string">
            <text:p>Opening Hours Saturday</text:p>
          </table:table-cell>
          <table:table-cell office:value-type="string" calcext:value-type="string">
            <text:p>Opening Hours Sunday</text:p>
          </table:table-cell>
          <table:table-cell office:value-type="string" calcext:value-type="string">
            <text:p>Other Service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xternal Map Name</text:p>
          </table:table-cell>
          <table:table-cell office:value-type="string" calcext:value-type="string">
            <text:p>External Map URL</text:p>
          </table:table-cell>
          <table:table-cell office:value-type="string" calcext:value-type="string">
            <text:p>Latitude (Decimal)</text:p>
          </table:table-cell>
          <table:table-cell office:value-type="string" calcext:value-type="string">
            <text:p>Longitude (Decimal)</text:p>
          </table:table-cell>
          <table:table-cell office:value-type="string" calcext:value-type="string">
            <text:p>Branch Manager Title</text:p>
          </table:table-cell>
          <table:table-cell office:value-type="string" calcext:value-type="string">
            <text:p>Branch Manager Personal Title</text:p>
          </table:table-cell>
          <table:table-cell office:value-type="string" calcext:value-type="string">
            <text:p>Branch Manager Name</text:p>
          </table:table-cell>
          <table:table-cell office:value-type="string" calcext:value-type="string">
            <text:p>Branch Manager Phone</text:p>
          </table:table-cell>
          <table:table-cell office:value-type="string" calcext:value-type="string">
            <text:p>Branch Manager Email</text:p>
          </table:table-cell>
          <table:table-cell office:value-type="string" calcext:value-type="string">
            <text:p>Other Staff Member Position TItle</text:p>
          </table:table-cell>
          <table:table-cell office:value-type="string" calcext:value-type="string">
            <text:p>Other Staff Member Personal Title</text:p>
          </table:table-cell>
          <table:table-cell office:value-type="string" calcext:value-type="string">
            <text:p>Other Staff Member Name</text:p>
          </table:table-cell>
          <table:table-cell office:value-type="string" calcext:value-type="string">
            <text:p>Other Staff Member Phone</text:p>
          </table:table-cell>
          <table:table-cell office:value-type="string" calcext:value-type="string">
            <text:p>Other Staff Member Email</text:p>
          </table:table-cell>
          <table:table-cell office:value-type="string" calcext:value-type="string">
            <text:p>Date Created</text:p>
          </table:table-cell>
          <table:table-cell office:value-type="string" calcext:value-type="string">
            <text:p>Date Last Updated</text:p>
          </table:table-cell>
        </table:table-row>
        <table:table-row table:style-name="ro1">
          <table:table-cell office:value-type="string" calcext:value-type="string">
            <text:p>Agnes Water Library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Gladstone Regional Council library servic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1 Springs Road </text:p>
          </table:table-cell>
          <table:table-cell/>
          <table:table-cell office:value-type="string" calcext:value-type="string">
            <text:p>Agnes Water</text:p>
          </table:table-cell>
          <table:table-cell office:value-type="float" office:value="4677" calcext:value-type="float">
            <text:p>4677</text:p>
          </table:table-cell>
          <table:table-cell table:number-columns-repeated="10"/>
          <table:table-cell office:value-type="string" calcext:value-type="string">
            <text:p>07 4902 1501</text:p>
          </table:table-cell>
          <table:table-cell table:number-columns-repeated="2"/>
          <table:table-cell office:value-type="string" calcext:value-type="string">
            <text:p>07 4902 1599</text:p>
          </table:table-cell>
          <table:table-cell office:value-type="string" calcext:value-type="string">
            <text:p>helenf@gladstonerc.qld.gov.au</text:p>
          </table:table-cell>
          <table:table-cell table:number-columns-repeated="5" office:value-type="string" calcext:value-type="string">
            <text:p>9.00am - 1.00pm; 2.00pm - 5.00pm</text:p>
          </table:table-cell>
          <table:table-cell office:value-type="string" calcext:value-type="string">
            <text:p>9.00 am - 12 noon</text:p>
          </table:table-cell>
          <table:table-cell office:value-type="string" calcext:value-type="string">
            <text:p>Closed</text:p>
          </table:table-cell>
          <table:table-cell table:number-columns-repeated="4"/>
          <table:table-cell office:value-type="float" office:value="-24.212068" calcext:value-type="float">
            <text:p>-24.212068</text:p>
          </table:table-cell>
          <table:table-cell office:value-type="float" office:value="151.910282" calcext:value-type="float">
            <text:p>151.910282</text:p>
          </table:table-cell>
          <table:table-cell office:value-type="string" calcext:value-type="string">
            <text:p>Service Point Coordinator</text:p>
          </table:table-cell>
          <table:table-cell/>
          <table:table-cell office:value-type="string" calcext:value-type="string">
            <text:p>Helen Forman</text:p>
          </table:table-cell>
          <table:table-cell office:value-type="string" calcext:value-type="string">
            <text:p>4902 1501</text:p>
          </table:table-cell>
          <table:table-cell office:value-type="string" calcext:value-type="string">
            <text:p>helenf@gladstonerc.qld.gov.au</text:p>
          </table:table-cell>
          <table:table-cell table:number-columns-repeated="5"/>
          <table:table-cell table:style-name="ce1" office:value-type="string" calcext:value-type="string">
            <text:p>11/04/2008</text:p>
          </table:table-cell>
          <table:table-cell table:style-name="ce1" office:value-type="string" calcext:value-type="string">
            <text:p>22/04/2014</text:p>
          </table:table-cell>
        </table:table-row>
        <table:table-row table:style-name="ro1">
          <table:table-cell office:value-type="string" calcext:value-type="string">
            <text:p>Albany Creek Library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oreton Bay Region Librari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6 Ferguson Street </text:p>
          </table:table-cell>
          <table:table-cell/>
          <table:table-cell office:value-type="string" calcext:value-type="string">
            <text:p>Albany Creek</text:p>
          </table:table-cell>
          <table:table-cell office:value-type="float" office:value="4035" calcext:value-type="float">
            <text:p>4035</text:p>
          </table:table-cell>
          <table:table-cell table:number-columns-repeated="4"/>
          <table:table-cell office:value-type="string" calcext:value-type="string">
            <text:p>Inter-library Loans Officer</text:p>
          </table:table-cell>
          <table:table-cell office:value-type="string" calcext:value-type="string">
            <text:p>Moreton Bay Region Libraries</text:p>
          </table:table-cell>
          <table:table-cell office:value-type="string" calcext:value-type="string">
            <text:p>PO Box 159</text:p>
          </table:table-cell>
          <table:table-cell/>
          <table:table-cell office:value-type="string" calcext:value-type="string">
            <text:p>Caboolture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07 3264 5267</text:p>
          </table:table-cell>
          <table:table-cell table:number-columns-repeated="3"/>
          <table:table-cell office:value-type="string" calcext:value-type="string">
            <text:p>albanycreek.library@moretonbay.qld.gov.au</text:p>
          </table:table-cell>
          <table:table-cell office:value-type="string" calcext:value-type="string">
            <text:p>9.00am - 5.00pm</text:p>
          </table:table-cell>
          <table:table-cell office:value-type="string" calcext:value-type="string">
            <text:p>9.00am - 8.15pm</text:p>
          </table:table-cell>
          <table:table-cell office:value-type="string" calcext:value-type="string">
            <text:p>9.00am - 5.00pm</text:p>
          </table:table-cell>
          <table:table-cell office:value-type="string" calcext:value-type="string">
            <text:p>9.00am - 8.15pm</text:p>
          </table:table-cell>
          <table:table-cell office:value-type="string" calcext:value-type="string">
            <text:p>9.00am - 5.00pm</text:p>
          </table:table-cell>
          <table:table-cell office:value-type="string" calcext:value-type="string">
            <text:p>9.00am - 1.45pm</text:p>
          </table:table-cell>
          <table:table-cell office:value-type="string" calcext:value-type="string">
            <text:p>Closed</text:p>
          </table:table-cell>
          <table:table-cell table:number-columns-repeated="4"/>
          <table:table-cell office:value-type="float" office:value="-27.344783" calcext:value-type="float">
            <text:p>-27.344783</text:p>
          </table:table-cell>
          <table:table-cell office:value-type="float" office:value="152.968287" calcext:value-type="float">
            <text:p>152.968287</text:p>
          </table:table-cell>
          <table:table-cell office:value-type="string" calcext:value-type="string">
            <text:p>Branch Librarian</text:p>
          </table:table-cell>
          <table:table-cell/>
          <table:table-cell office:value-type="string" calcext:value-type="string">
            <text:p>Natalie King</text:p>
          </table:table-cell>
          <table:table-cell table:number-columns-repeated="7"/>
          <table:table-cell table:style-name="ce1" office:value-type="string" calcext:value-type="string">
            <text:p>14/04/2008</text:p>
          </table:table-cell>
          <table:table-cell table:style-name="ce1" office:value-type="string" calcext:value-type="string">
            <text:p>29/08/2014</text:p>
          </table:table-cell>
        </table:table-row>
        <table:table-row table:style-name="ro1">
          <table:table-cell office:value-type="string" calcext:value-type="string">
            <text:p>Allora Library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Southern Downs Regional Library Servi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8 Herbert Street </text:p>
          </table:table-cell>
          <table:table-cell/>
          <table:table-cell office:value-type="string" calcext:value-type="string">
            <text:p>Allora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c/- Warwick Library</text:p>
          </table:table-cell>
          <table:table-cell office:value-type="string" calcext:value-type="string">
            <text:p>PO Box 26</text:p>
          </table:table-cell>
          <table:table-cell office:value-type="string" calcext:value-type="string">
            <text:p>Warwick</text:p>
          </table:table-cell>
          <table:table-cell office:value-type="float" office:value="4370" calcext:value-type="float">
            <text:p>4370</text:p>
          </table:table-cell>
          <table:table-cell table:number-columns-repeated="6"/>
          <table:table-cell office:value-type="string" calcext:value-type="string">
            <text:p>07 4666 3742</text:p>
          </table:table-cell>
          <table:table-cell table:number-columns-repeated="4"/>
          <table:table-cell table:number-columns-repeated="5" office:value-type="string" calcext:value-type="string">
            <text:p>1.00pm - 5.00pm</text:p>
          </table:table-cell>
          <table:table-cell table:number-columns-repeated="2" office:value-type="string" calcext:value-type="string">
            <text:p>Closed</text:p>
          </table:table-cell>
          <table:table-cell table:number-columns-repeated="4"/>
          <table:table-cell office:value-type="float" office:value="-28.033484" calcext:value-type="float">
            <text:p>-28.033484</text:p>
          </table:table-cell>
          <table:table-cell office:value-type="float" office:value="151.982891" calcext:value-type="float">
            <text:p>151.982891</text:p>
          </table:table-cell>
          <table:table-cell table:number-columns-repeated="10"/>
          <table:table-cell table:style-name="ce1" office:value-type="string" calcext:value-type="string">
            <text:p>14/04/2008</text:p>
          </table:table-cell>
          <table:table-cell table:style-name="ce1" office:value-type="string" calcext:value-type="string">
            <text:p>28/04/2014</text:p>
          </table:table-cell>
        </table:table-row>
        <table:table-row table:style-name="ro1" table:number-rows-repeated="2">
          <table:table-cell table:number-columns-repeated="49"/>
        </table:table-row>
        <table:table-row table:style-name="ro1">
          <table:table-cell office:value-type="string" calcext:value-type="string">
            <text:p>WA_public_librarie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Street Suburb</text:p>
          </table:table-cell>
          <table:table-cell office:value-type="string" calcext:value-type="string">
            <text:p>Street State</text:p>
          </table:table-cell>
          <table:table-cell office:value-type="string" calcext:value-type="string">
            <text:p>Street Postcode</text:p>
          </table:table-cell>
          <table:table-cell office:value-type="string" calcext:value-type="string">
            <text:p>Postal Address</text:p>
          </table:table-cell>
          <table:table-cell office:value-type="string" calcext:value-type="string">
            <text:p>Postal Suburb</text:p>
          </table:table-cell>
          <table:table-cell office:value-type="string" calcext:value-type="string">
            <text:p>Postal State</text:p>
          </table:table-cell>
          <table:table-cell office:value-type="string" calcext:value-type="string">
            <text:p>Postal Postc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2AHB</text:p>
          </table:table-cell>
          <table:table-cell office:value-type="string" calcext:value-type="string">
            <text:p>A H Bracks Public Library</text:p>
          </table:table-cell>
          <table:table-cell office:value-type="string" calcext:value-type="string">
            <text:p>Melville Recreation Centre, Cnr Stock Road &amp; Canning Highway</text:p>
          </table:table-cell>
          <table:table-cell office:value-type="string" calcext:value-type="string">
            <text:p>MELVILLE</text:p>
          </table:table-cell>
          <table:table-cell office:value-type="string" calcext:value-type="string">
            <text:p>WA</text:p>
          </table:table-cell>
          <table:table-cell office:value-type="float" office:value="6156" calcext:value-type="float">
            <text:p>6156</text:p>
          </table:table-cell>
          <table:table-cell table:number-columns-repeated="4"/>
          <table:table-cell office:value-type="string" calcext:value-type="string">
            <text:p>9364 0115</text:p>
          </table:table-cell>
          <table:table-cell office:value-type="string" calcext:value-type="string">
            <text:p>9364 0285</text:p>
          </table:table-cell>
          <table:table-cell office:value-type="string" calcext:value-type="string">
            <text:p>ahblib@melville.wa.gov.au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3ALB</text:p>
          </table:table-cell>
          <table:table-cell office:value-type="string" calcext:value-type="string">
            <text:p>Albany Public Library</text:p>
          </table:table-cell>
          <table:table-cell office:value-type="string" calcext:value-type="string">
            <text:p>York Street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WA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 Box 484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WA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9841 9390</text:p>
          </table:table-cell>
          <table:table-cell office:value-type="string" calcext:value-type="string">
            <text:p>9841 9326</text:p>
          </table:table-cell>
          <table:table-cell office:value-type="string" calcext:value-type="string">
            <text:p>library@albany.wa.gov.au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5ALT</text:p>
          </table:table-cell>
          <table:table-cell office:value-type="string" calcext:value-type="string">
            <text:p>Altone Park Public Library</text:p>
          </table:table-cell>
          <table:table-cell office:value-type="string" calcext:value-type="string">
            <text:p>332 Benara Road</text:p>
          </table:table-cell>
          <table:table-cell office:value-type="string" calcext:value-type="string">
            <text:p>BEECHBORO</text:p>
          </table:table-cell>
          <table:table-cell office:value-type="string" calcext:value-type="string">
            <text:p>WA</text:p>
          </table:table-cell>
          <table:table-cell office:value-type="float" office:value="6063" calcext:value-type="float">
            <text:p>6063</text:p>
          </table:table-cell>
          <table:table-cell table:number-columns-repeated="4"/>
          <table:table-cell office:value-type="string" calcext:value-type="string">
            <text:p>9377 7760</text:p>
          </table:table-cell>
          <table:table-cell office:value-type="string" calcext:value-type="string">
            <text:p>9377 7762</text:p>
          </table:table-cell>
          <table:table-cell office:value-type="string" calcext:value-type="string">
            <text:p>altone.library@swan.wa.gov.au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4AMV</text:p>
          </table:table-cell>
          <table:table-cell office:value-type="string" calcext:value-type="string">
            <text:p>Amherst Village Public Library</text:p>
          </table:table-cell>
          <table:table-cell office:value-type="string" calcext:value-type="string">
            <text:p>Cnr Warton Road &amp;amp; Holmes Street</text:p>
          </table:table-cell>
          <table:table-cell office:value-type="string" calcext:value-type="string">
            <text:p>SOUTHERN RIVER</text:p>
          </table:table-cell>
          <table:table-cell office:value-type="string" calcext:value-type="string">
            <text:p>WA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.O. Box 662</text:p>
          </table:table-cell>
          <table:table-cell office:value-type="string" calcext:value-type="string">
            <text:p>GOSNELLS</text:p>
          </table:table-cell>
          <table:table-cell office:value-type="string" calcext:value-type="string">
            <text:p>WA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9498 9498</text:p>
          </table:table-cell>
          <table:table-cell office:value-type="string" calcext:value-type="string">
            <text:p>9498 9499</text:p>
          </table:table-cell>
          <table:table-cell office:value-type="string" calcext:value-type="string">
            <text:p>aheptinstall@gosnells.wa.gov.au</text:p>
          </table:table-cell>
          <table:table-cell table:number-columns-repeated="36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isban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WA</text:p>
          </table:table-cell>
        </table:table-row>
        <table:table-row table:style-name="ro2">
          <table:table-cell office:value-type="string" calcext:value-type="string">
            <text:p>@Brisbane_libraries.<text:a xlink:href="mailto:csv@AU" xlink:type="simple">csv@AU</text:a></text:p>
          </table:table-cell>
          <table:table-cell office:value-type="string" calcext:value-type="string">
            <text:p>@Victorian_pulbic_libraries.<text:a xlink:href="mailto:csv@Victoria" xlink:type="simple">csv@Victoria</text:a></text:p>
          </table:table-cell>
          <table:table-cell office:value-type="string" calcext:value-type="string">
            <text:p>@Queensland_public_libraries.<text:a xlink:href="mailto:csv@Queensland" xlink:type="simple">csv@Queensland</text:a></text:p>
          </table:table-cell>
          <table:table-cell office:value-type="string" calcext:value-type="string">
            <text:p>@WA_public_libraries.<text:a xlink:href="mailto:csv@AU" xlink:type="simple">csv@AU</text:a>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id@Brisbane_libraries.<text:a xlink:href="mailto:csv@AU" xlink:type="simple">csv@AU</text:a></text:p>
          </table:table-cell>
          <table:table-cell office:value-type="string" calcext:value-type="string">
            <text:p>visiblename@Victorian_pulbic_libraries.<text:a xlink:href="mailto:csv@Victoria" xlink:type="simple">csv@Victoria</text:a></text:p>
          </table:table-cell>
          <table:table-cell/>
          <table:table-cell office:value-type="string" calcext:value-type="string">
            <text:p>Code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Library Name@Brisbane_libraries.<text:a xlink:href="mailto:csv@AU" xlink:type="simple">csv@AU</text:a></text:p>
          </table:table-cell>
          <table:table-cell/>
          <table:table-cell table:style-name="ce2" office:value-type="string" calcext:value-type="string">
            <text:p>Branch Name@Queensland_public_libraries.<text:a xlink:href="mailto:csv@Queensland" xlink:type="simple">csv@Queensland</text:a></text:p>
          </table:table-cell>
          <table:table-cell office:value-type="string" calcext:value-type="string">
            <text:p>Name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Address@Brisbane_libraries.<text:a xlink:href="mailto:csv@AU" xlink:type="simple">csv@AU</text:a></text:p>
          </table:table-cell>
          <table:table-cell office:value-type="string" calcext:value-type="string">
            <text:p>street@Victorian_pulbic_libraries.<text:a xlink:href="mailto:csv@Victoria" xlink:type="simple">csv@Victoria</text:a></text:p>
          </table:table-cell>
          <table:table-cell office:value-type="string" calcext:value-type="string">
            <text:p>Branch Type@Queensland_public_libraries.<text:a xlink:href="mailto:csv@Queensland" xlink:type="simple">csv@Queensland</text:a></text:p>
          </table:table-cell>
          <table:table-cell office:value-type="string" calcext:value-type="string">
            <text:p>Street Address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Suburb@Brisbane_libraries.<text:a xlink:href="mailto:csv@AU" xlink:type="simple">csv@AU</text:a></text:p>
          </table:table-cell>
          <table:table-cell office:value-type="string" calcext:value-type="string">
            <text:p>suburbname@Victorian_pulbic_libraries.<text:a xlink:href="mailto:csv@Victoria" xlink:type="simple">csv@Victoria</text:a></text:p>
          </table:table-cell>
          <table:table-cell/>
          <table:table-cell office:value-type="string" calcext:value-type="string">
            <text:p>Street Suburb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Opening Hours@Brisbane_libraries.<text:a xlink:href="mailto:csv@AU" xlink:type="simple">csv@AU</text:a></text:p>
          </table:table-cell>
          <table:table-cell table:number-columns-repeated="2"/>
          <table:table-cell office:value-type="string" calcext:value-type="string">
            <text:p>Street State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Wifi Hotspot@Brisbane_libraries.<text:a xlink:href="mailto:csv@AU" xlink:type="simple">csv@AU</text:a></text:p>
          </table:table-cell>
          <table:table-cell/>
          <table:table-cell office:value-type="string" calcext:value-type="string">
            <text:p>WiFi Availability@Queensland_public_libraries.<text:a xlink:href="mailto:csv@Queensland" xlink:type="simple">csv@Queensland</text:a></text:p>
          </table:table-cell>
          <table:table-cell office:value-type="string" calcext:value-type="string">
            <text:p>Street Postcode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Internet Access@Brisbane_libraries.<text:a xlink:href="mailto:csv@AU" xlink:type="simple">csv@AU</text:a></text:p>
          </table:table-cell>
          <table:table-cell/>
          <table:table-cell office:value-type="string" calcext:value-type="string">
            <text:p>Address Line 1@Queensland_public_libraries.<text:a xlink:href="mailto:csv@Queensland" xlink:type="simple">csv@Queensland</text:a></text:p>
          </table:table-cell>
          <table:table-cell office:value-type="string" calcext:value-type="string">
            <text:p>Postal Address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Photocopying@Brisbane_libraries.<text:a xlink:href="mailto:csv@AU" xlink:type="simple">csv@AU</text:a></text:p>
          </table:table-cell>
          <table:table-cell/>
          <table:table-cell office:value-type="string" calcext:value-type="string">
            <text:p>Address Line 2@Queensland_public_libraries.<text:a xlink:href="mailto:csv@Queensland" xlink:type="simple">csv@Queensland</text:a></text:p>
          </table:table-cell>
          <table:table-cell office:value-type="string" calcext:value-type="string">
            <text:p>Postal Suburb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Word Processing@Brisbane_libraries.<text:a xlink:href="mailto:csv@AU" xlink:type="simple">csv@AU</text:a></text:p>
          </table:table-cell>
          <table:table-cell/>
          <table:table-cell office:value-type="string" calcext:value-type="string">
            <text:p>AddressLocality@Queensland_public_libraries.<text:a xlink:href="mailto:csv@Queensland" xlink:type="simple">csv@Queensland</text:a></text:p>
          </table:table-cell>
          <table:table-cell office:value-type="string" calcext:value-type="string">
            <text:p>Postal State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Toilets@Brisbane_libraries.<text:a xlink:href="mailto:csv@AU" xlink:type="simple">csv@AU</text:a></text:p>
          </table:table-cell>
          <table:table-cell/>
          <table:table-cell office:value-type="string" calcext:value-type="string">
            <text:p>Address Postcode@Queensland_public_libraries.<text:a xlink:href="mailto:csv@Queensland" xlink:type="simple">csv@Queensland</text:a></text:p>
          </table:table-cell>
          <table:table-cell office:value-type="string" calcext:value-type="string">
            <text:p>Postal Postcode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Wheelchair Access@Brisbane_libraries.<text:a xlink:href="mailto:csv@AU" xlink:type="simple">csv@AU</text:a></text:p>
          </table:table-cell>
          <table:table-cell/>
          <table:table-cell office:value-type="string" calcext:value-type="string">
            <text:p>Postal Address Line 1@Queensland_public_libraries.<text:a xlink:href="mailto:csv@Queensland" xlink:type="simple">csv@Queensland</text:a></text:p>
          </table:table-cell>
          <table:table-cell office:value-type="string" calcext:value-type="string">
            <text:p>Phone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Guide Dog Accessible@Brisbane_libraries.<text:a xlink:href="mailto:csv@AU" xlink:type="simple">csv@AU</text:a></text:p>
          </table:table-cell>
          <table:table-cell/>
          <table:table-cell office:value-type="string" calcext:value-type="string">
            <text:p>Postal Address Line 2@Queensland_public_libraries.<text:a xlink:href="mailto:csv@Queensland" xlink:type="simple">csv@Queensland</text:a></text:p>
          </table:table-cell>
          <table:table-cell office:value-type="string" calcext:value-type="string">
            <text:p>Fax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Parking@Brisbane_libraries.<text:a xlink:href="mailto:csv@AU" xlink:type="simple">csv@AU</text:a></text:p>
          </table:table-cell>
          <table:table-cell/>
          <table:table-cell office:value-type="string" calcext:value-type="string">
            <text:p>Postal Address Locality@Queensland_public_libraries.<text:a xlink:href="mailto:csv@Queensland" xlink:type="simple">csv@Queensland</text:a></text:p>
          </table:table-cell>
          <table:table-cell office:value-type="string" calcext:value-type="string">
            <text:p>Email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Pedometers@Brisbane_libraries.<text:a xlink:href="mailto:csv@AU" xlink:type="simple">csv@AU</text:a></text:p>
          </table:table-cell>
          <table:table-cell/>
          <table:table-cell office:value-type="string" calcext:value-type="string">
            <text:p>Postal Address Postcod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office:value-type="string" calcext:value-type="string">
            <text:p>After Hours Book Return Chutes@Brisbane_libraries.<text:a xlink:href="mailto:csv@AU" xlink:type="simple">csv@AU</text:a></text:p>
          </table:table-cell>
          <table:table-cell/>
          <table:table-cell office:value-type="string" calcext:value-type="string">
            <text:p>ILL Address Line 1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office:value-type="string" calcext:value-type="string">
            <text:p>Latitude@Brisbane_libraries.<text:a xlink:href="mailto:csv@AU" xlink:type="simple">csv@AU</text:a></text:p>
          </table:table-cell>
          <table:table-cell/>
          <table:table-cell office:value-type="string" calcext:value-type="string">
            <text:p>ILL Address Line 2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office:value-type="string" calcext:value-type="string">
            <text:p>Longitude@Brisbane_libraries.<text:a xlink:href="mailto:csv@AU" xlink:type="simple">csv@AU</text:a></text:p>
          </table:table-cell>
          <table:table-cell/>
          <table:table-cell office:value-type="string" calcext:value-type="string">
            <text:p>ILL Address Line 3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tcode@Victorian_pulbic_libraries.<text:a xlink:href="mailto:csv@Victoria" xlink:type="simple">csv@Victoria</text:a></text:p>
          </table:table-cell>
          <table:table-cell office:value-type="string" calcext:value-type="string">
            <text:p>ILL Address Line 4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te@Victorian_pulbic_libraries.<text:a xlink:href="mailto:csv@Victoria" xlink:type="simple">csv@Victoria</text:a></text:p>
          </table:table-cell>
          <table:table-cell office:value-type="string" calcext:value-type="string">
            <text:p>ILL Address Locality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hone@Victorian_pulbic_libraries.<text:a xlink:href="mailto:csv@Victoria" xlink:type="simple">csv@Victoria</text:a></text:p>
          </table:table-cell>
          <table:table-cell office:value-type="string" calcext:value-type="string">
            <text:p>ILL Address Postcod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hon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fter Hours Phon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obile Phon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Fax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mail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pening Hours Monday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pening Hours Tursday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pening Hours Wednesday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pening Hours Thursday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pening Hours Friday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pening Hours Saturday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pening Hours Sunday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ervices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tes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xternal Map Nam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xternal Map URL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titude (Decimal)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ongitude (Decimal)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Titl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Personal Titl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Nam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Phon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Email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Position TItl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Personal Titl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Nam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Phon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Email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ate Created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ate Last Updated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me of Library Servic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brary Service Type@Queensland_public_libraries.<text:a xlink:href="mailto:csv@Queensland" xlink:type="simple">csv@Queensland</text:a></text:p>
          </table:table-cell>
          <table:table-cell/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isbane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Queensland</text:p>
          </table:table-cell>
          <table:table-cell office:value-type="string" calcext:value-type="string">
            <text:p>WA</text:p>
          </table:table-cell>
        </table:table-row>
        <table:table-row table:style-name="ro2">
          <table:table-cell office:value-type="string" calcext:value-type="string">
            <text:p>@Brisbane_libraries.<text:a xlink:href="mailto:csv@AU" xlink:type="simple">csv@AU</text:a></text:p>
          </table:table-cell>
          <table:table-cell office:value-type="string" calcext:value-type="string">
            <text:p>@Victorian_pulbic_libraries.<text:a xlink:href="mailto:csv@Victoria" xlink:type="simple">csv@Victoria</text:a></text:p>
          </table:table-cell>
          <table:table-cell office:value-type="string" calcext:value-type="string">
            <text:p>@Queensland_public_libraries.<text:a xlink:href="mailto:csv@Queensland" xlink:type="simple">csv@Queensland</text:a></text:p>
          </table:table-cell>
          <table:table-cell office:value-type="string" calcext:value-type="string">
            <text:p>@WA_public_libraries.<text:a xlink:href="mailto:csv@AU" xlink:type="simple">csv@AU</text:a>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Branch Type@Queensland_public_libraries.<text:a xlink:href="mailto:csv@Queensland" xlink:type="simple">csv@Queensland</text:a>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2">
          <table:table-cell office:value-type="string" calcext:value-type="string">
            <text:p>Internet Access@Brisbane_libraries.<text:a xlink:href="mailto:csv@AU" xlink:type="simple">csv@AU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copying@Brisbane_libraries.<text:a xlink:href="mailto:csv@AU" xlink:type="simple">csv@AU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d Processing@Brisbane_libraries.<text:a xlink:href="mailto:csv@AU" xlink:type="simple">csv@AU</text:a></text:p>
          </table:table-cell>
          <table:table-cell table:number-columns-repeated="2"/>
          <table:table-cell office:value-type="string" calcext:value-type="string">
            <text:p>Postal State@WA_public_libraries.<text:a xlink:href="mailto:csv@AU" xlink:type="simple">csv@AU</text:a></text:p>
          </table:table-cell>
        </table:table-row>
        <table:table-row table:style-name="ro2">
          <table:table-cell office:value-type="string" calcext:value-type="string">
            <text:p>Toilets@Brisbane_libraries.<text:a xlink:href="mailto:csv@AU" xlink:type="simple">csv@AU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heelchair Access@Brisbane_libraries.<text:a xlink:href="mailto:csv@AU" xlink:type="simple">csv@AU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de Dog Accessible@Brisbane_libraries.<text:a xlink:href="mailto:csv@AU" xlink:type="simple">csv@AU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rking@Brisbane_libraries.<text:a xlink:href="mailto:csv@AU" xlink:type="simple">csv@AU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ometers@Brisbane_libraries.<text:a xlink:href="mailto:csv@AU" xlink:type="simple">csv@AU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fter Hours Book Return Chutes@Brisbane_libraries.<text:a xlink:href="mailto:csv@AU" xlink:type="simple">csv@AU</text:a></text:p>
          </table:table-cell>
          <table:table-cell/>
          <table:table-cell office:value-type="string" calcext:value-type="string">
            <text:p>ILL Address Line 1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office:value-type="string" calcext:value-type="string">
            <text:p>Latitude@Brisbane_libraries.<text:a xlink:href="mailto:csv@AU" xlink:type="simple">csv@AU</text:a></text:p>
          </table:table-cell>
          <table:table-cell/>
          <table:table-cell office:value-type="string" calcext:value-type="string">
            <text:p>ILL Address Line 2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office:value-type="string" calcext:value-type="string">
            <text:p>Longitude@Brisbane_libraries.<text:a xlink:href="mailto:csv@AU" xlink:type="simple">csv@AU</text:a></text:p>
          </table:table-cell>
          <table:table-cell/>
          <table:table-cell office:value-type="string" calcext:value-type="string">
            <text:p>ILL Address Line 3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LL Address Line 4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LL Address Locality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LL Address Postcode@Queensland_public_libraries.<text:a xlink:href="mailto:csv@Queensland" xlink:type="simple">csv@Queensland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fter Hours Phon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obile Phone@Queensland_public_libraries.<text:a xlink:href="mailto:csv@Queensland" xlink:type="simple">csv@Queensland</text:a>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Other Services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otes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xternal Map Nam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xternal Map URL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atitude (Decimal)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ongitude (Decimal)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Titl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Personal Titl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Nam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Phon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ranch Manager Email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Position TItl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Personal Titl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Nam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Phon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Other Staff Member Email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ate Created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Date Last Updated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me of Library Service@Queensland_public_libraries.<text:a xlink:href="mailto:csv@Queensland" xlink:type="simple">csv@Queensland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brary Service Type@Queensland_public_libraries.<text:a xlink:href="mailto:csv@Queensland" xlink:type="simple">csv@Queensland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07:06:51.729354389</meta:creation-date>
    <dc:date>2014-12-01T09:01:04.846452167</dc:date>
    <meta:editing-duration>PT1H1M50S</meta:editing-duration>
    <meta:editing-cycles>1</meta:editing-cycles>
    <meta:document-statistic meta:table-count="3" meta:cell-count="428" meta:object-count="0"/>
    <meta:generator>LibreOffice/4.2.4.2$Linux_X86_64 LibreOffice_project/420m0$Build-2</meta:generator>
  </office:meta>
</office:document-meta>
</file>